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ázov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álny" style:family="paragraph">
      <style:paragraph-properties fo:text-align="justify"/>
    </style:style>
    <style:style style:name="T3" style:parent-style-name="Predvolenépísmoodseku" style:family="text">
      <style:text-properties fo:font-size="14pt" style:font-size-asian="14pt" style:font-size-complex="14pt"/>
    </style:style>
    <style:style style:name="T4" style:parent-style-name="Predvolenépísmoodseku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Moderné vzdelávanie v IT sfére pomocou online kurzov</text:p>
      <text:p text:style-name="Normálny"/>
      <text:p text:style-name="P2"><text:span text:style-name="T3">Online kurzy sa v posledných rokoch stali veľkou časťou moderného vzdelávania. Je to hlavne kvôli ich dostupnosti, na internete sú tisíce stránok s rôznymi kurzami zo všetkých možných odvetví.<text:s/></text:span><text:span text:style-name="T4">Každý človek s počítačom a pripojením na internet k ním má prístup. Je to veľmi užitočné hlavne vo svete IT, kde sú nové technológie vyvíjané každý deň. Svet IT sa denno-denne posúva ďalej a preto je dôležité mať prístup k informáciám z pohodlia domova. Veľa z týchto kurzov je platených, no nájdu sa aj stránky, ktoré ich poskytujú zdarma. V tomto článku sa zameriame hlavne na to, prečo by mal každý využívať túto možnosť vzdelávani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ázov" style:display-name="Názov" style:family="paragraph" style:parent-style-name="Normálny" style:next-style-name="Normálny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citationref" style:display-name="citationref" style:family="text" style:parent-style-name="Predvolenépísmoodseku"/>
    <style:style style:name="Hypertextovéprepojenie" style:display-name="Hypertextové prepojenie" style:family="text" style:parent-style-name="Predvolenépísmoodsek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am Michalak</meta:initial-creator>
    <dc:creator>Adam Michalak</dc:creator>
    <meta:creation-date>2020-10-08T09:41:00Z</meta:creation-date>
    <dc:date>2020-10-11T16:24:00Z</dc:date>
    <meta:template xlink:href="Normal" xlink:type="simple"/>
    <meta:editing-cycles>4</meta:editing-cycles>
    <meta:editing-duration>PT6660S</meta:editing-duration>
    <meta:document-statistic meta:page-count="1" meta:paragraph-count="1" meta:word-count="102" meta:character-count="683" meta:row-count="4" meta:non-whitespace-character-count="582"/>
  </office:meta>
</office:document-meta>
</file>